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style-name="ce7"/>
          <table:table-cell office:value-type="time" office:time-value="PT2H45M0S" table:style-name="ce7">
            <text:p>02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2" table:style-name="ce7"/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2" table:style-name="ce7"/>
          <table:table-cell office:value-type="time" office:time-value="PT2H45M0S" table:style-name="ce7">
            <text:p>02:45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office:value-type="time" office:time-value="PT1H30M0S" table:style-name="ce7">
            <text:p>01:3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office:value-type="time" office:time-value="PT3H0M0S" table:style-name="ce7">
            <text:p>03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office:value-type="time" office:time-value="PT4H30M0S" table:style-name="ce7">
            <text:p>04:30</text:p>
          </table:table-cell>
          <table:table-cell table:style-name="ce7"/>
          <table:table-cell office:value-type="time" office:time-value="PT4H30M0S" table:style-name="ce7">
            <text:p>04:30</text:p>
          </table:table-cell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office:value-type="time" office:time-value="PT2H0M0S" table:style-name="ce7">
            <text:p>02:0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2H0M0S" table:style-name="ce7">
            <text:p>02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style-name="ce7"/>
          <table:table-cell office:value-type="time" office:time-value="PT2H30M0S" table:style-name="ce7">
            <text:p>02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2" table:style-name="ce7"/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0M0S" table:style-name="ce7">
            <text:p>06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style-name="ce7"/>
          <table:table-cell office:value-type="time" office:time-value="PT3H0M0S" table:style-name="ce7">
            <text:p>03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2" table:style-name="ce7"/>
          <table:table-cell office:value-type="time" office:time-value="PT6H0M0S" table:style-name="ce7">
            <text:p>06:00</text:p>
          </table:table-cell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2"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3H0M0S" table:style-name="ce7">
            <text:p>03:00</text:p>
          </table:table-cell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7H0M0S" table:style-name="ce7">
            <text:p>07:00</text:p>
          </table:table-cell>
          <table:table-cell office:value-type="time" office:time-value="PT7H0M0S" table:style-name="ce7">
            <text:p>07:00</text:p>
          </table:table-cell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office:value-type="time" office:time-value="PT3H30M0S" table:style-name="ce7">
            <text:p>03:30</text:p>
          </table:table-cell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office:value-type="time" office:time-value="PT4H0M0S" table:style-name="ce7">
            <text:p>04:00</text:p>
          </table:table-cell>
          <table:table-cell table:style-name="ce7"/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office:value-type="time" office:time-value="PT5H0M0S" table:style-name="ce7">
            <text:p>05:00</text:p>
          </table:table-cell>
          <table:table-cell table:style-name="ce7"/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office:value-type="time" office:time-value="PT6H0M0S" table:style-name="ce7">
            <text:p>06:00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style-name="ce7"/>
          <table:table-cell office:value-type="time" office:time-value="PT6H30M0S" table:style-name="ce7">
            <text:p>06:3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office:value-type="time" office:time-value="PT3H0M0S" table:style-name="ce7">
            <text:p>03:00</text:p>
          </table:table-cell>
          <table:table-cell table:style-name="ce7"/>
          <table:table-cell office:value-type="time" office:time-value="PT5H0M0S" table:style-name="ce7">
            <text:p>05:00</text:p>
          </table:table-cell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office:value-type="time" office:time-value="PT6H30M0S" table:style-name="ce7">
            <text:p>06:30</text:p>
          </table:table-cell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4H0M0S" table:style-name="ce7">
            <text:p>04:00</text:p>
          </table:table-cell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128H0M0S" table:formula="of:=SUM([.B4:.B120])" table:style-name="ce10">
            <text:p>128:00</text:p>
          </table:table-cell>
          <table:table-cell office:value-type="time" office:time-value="PT148H15M0S" table:formula="of:=SUM([.C4:.C120])" table:style-name="ce10">
            <text:p>148:15</text:p>
          </table:table-cell>
          <table:table-cell office:value-type="time" office:time-value="PT140H15M0S" table:formula="of:=SUM([.D4:.D120])" table:style-name="ce10">
            <text:p>140:15</text:p>
          </table:table-cell>
          <table:table-cell table:style-name="ce1"/>
          <table:table-cell office:value-type="time" office:time-value="PT416H30M0S" table:formula="of:=SUM([.B122:.D122])" table:style-name="ce11">
            <text:p>416:3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827</meta:generator>
    <meta:initial-creator>Kai Mindermann</meta:initial-creator>
    <dc:creator>Lars Buttgereit</dc:creator>
    <meta:creation-date>2015-10-06T10:15:48Z</meta:creation-date>
    <dc:date>2018-01-19T11:23:02Z</dc:date>
    <meta:editing-cycles>7</meta:editing-cycles>
    <meta:editing-duration>PT0S</meta:editing-duration>
  </office:meta>
</office:document-meta>
</file>